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8799" officeooo:paragraph-rsid="00088799"/>
    </style:style>
    <style:style style:name="P2" style:family="paragraph" style:parent-style-name="Standard">
      <style:text-properties officeooo:rsid="00088799" officeooo:paragraph-rsid="000a02e8"/>
    </style:style>
    <style:style style:name="T1" style:family="text">
      <style:text-properties officeooo:rsid="000a02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sdfsdfsdfdsf<text:span text:style-name="T1">ggdfggf</text:span></text:p>
      <text:p text:style-name="P2"><text:span text:style-name="T1">hjkghkhj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14:13:50</meta:creation-date>
    <dc:date>2013-07-30T15:05:59</dc:date>
    <meta:editing-duration>P0D</meta:editing-duration>
    <meta:editing-cycles>2</meta:editing-cycles>
    <meta:generator>LibreOffice/4.0.3.3$Linux_x86 LibreOffice_project/400m0$Build-3</meta:generator>
    <meta:document-statistic meta:table-count="0" meta:image-count="0" meta:object-count="0" meta:page-count="1" meta:paragraph-count="2" meta:word-count="2" meta:character-count="29" meta:non-whitespace-character-count="29"/>
  </office:meta>
</office:document-meta>
</file>